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adornments="Regular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Arrowheads_20_1"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6.735cm" fo:min-width="22.99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3.56cm" fo:min-width="4.58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3.94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94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draw:auto-grow-height="false" fo:min-height="13.9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  <style:text-properties style:font-name="Consolas" fo:font-size="18pt" style:font-size-asian="32pt" style:font-size-complex="32pt"/>
    </style:style>
    <style:style style:name="P2" style:family="paragraph">
      <style:paragraph-properties fo:margin-left="0cm" fo:margin-right="0cm" fo:text-align="start" fo:text-indent="0cm"/>
      <style:text-properties style:font-name="Consolas" fo:font-size="18pt" style:font-size-asian="32pt" style:font-size-complex="32pt"/>
    </style:style>
    <style:style style:name="P3" style:family="paragraph">
      <style:text-properties style:font-name="Consolas" fo:font-size="18pt" style:font-size-asian="32pt" style:font-size-complex="32pt"/>
    </style:style>
    <style:style style:name="P4" style:family="paragraph">
      <loext:graphic-properties draw:fill-color="#ffffff"/>
      <style:text-properties style:font-name="Consolas" fo:font-size="18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1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4" draw:layer="layout" svg:width="20.955cm" svg:height="13.97cm" svg:x="1.27cm" svg:y="1.27cm" presentation:class="subtitle" presentation:user-transformed="true">
          <draw:text-box>
            <text:p text:style-name="P1">C:Program Data/BOINC/</text:p>
            <text:p text:style-name="P1"><text:tab/>projects/</text:p>
            <text:p text:style-name="P1"><text:tab/><text:tab/>192.168.4.27/</text:p>
            <text:p text:style-name="P1"><text:tab/><text:tab/><text:tab/>file_1 <text:span text:style-name="T1">[physical name; file contains data]</text:span></text:p>
            <text:p text:style-name="P1"><text:tab/><text:tab/><text:tab/>...</text:p>
            <text:p text:style-name="P1"><text:tab/>slots/</text:p>
            <text:p text:style-name="P1"><text:tab/><text:tab/>0/</text:p>
            <text:p text:style-name="P1"><text:tab/><text:tab/><text:tab/>infile <text:span text:style-name="T1">[logical name; file contains link]</text:span></text:p>
            <text:p text:style-name="P2"><text:span text:style-name="T2"><text:tab/></text:span><text:span text:style-name="T2"><text:tab/></text:span><text:span text:style-name="T2"><text:tab/></text:span><text:span text:style-name="T3">...</text:span></text:p>
            <text:p text:style-name="P1"><text:tab/><text:tab/>1/</text:p>
            <text:p text:style-name="P1"><text:tab/></text:p>
            <text:p text:style-name="P1"/>
            <text:p text:style-name="P3"/>
          </draw:text-box>
        </draw:frame>
        <draw:path draw:style-name="gr1" draw:text-style-name="P5" draw:layer="layout" svg:width="1.762cm" svg:height="1.767cm" draw:transform="skewX (0.456403599396517) rotate (-0.381179908635562) translate (6.56200042427103cm 3.80999961785054cm)" svg:viewBox="0 0 1763 1768" svg:d="M0 0c2563-1 1577 1768 1577 1768">
          <text:p/>
        </draw:path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8" draw:layer="layout" svg:width="23.495cm" svg:height="6.985cm" svg:x="1.943cm" svg:y="1.905cm">
          <text:p text:style-name="P7">Windows compute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08cm" svg:height="3.81cm" svg:x="19.685cm" svg:y="4.445cm">
          <text:p text:style-name="P7">Virtual machine</text:p>
          <text:p text:style-name="P7">(Linux)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445cm" svg:height="1.905cm" svg:x="2.54cm" svg:y="4.445cm">
          <text:p text:style-name="P7">BOINC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1.27cm" svg:x="8.255cm" svg:y="4.445cm">
          <text:p text:style-name="P7">vboxwrappe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1.27cm" svg:x="13.97cm" svg:y="4.445cm">
          <text:p text:style-name="P7">VBoxManag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1cm" svg:height="1.27cm" svg:x="20.32cm" svg:y="6.35cm">
          <text:p text:style-name="P7">executable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.985cm" svg:y1="5.08cm" svg:x2="8.255cm" svg:y2="5.08cm">
          <text:p/>
        </draw:line>
        <draw:line draw:style-name="gr8" draw:text-style-name="P5" draw:layer="layout" svg:x1="12.7cm" svg:y1="5.08cm" svg:x2="13.97cm" svg:y2="5.08cm">
          <text:p/>
        </draw:line>
        <draw:line draw:style-name="gr8" draw:text-style-name="P5" draw:layer="layout" svg:x1="18.415cm" svg:y1="5.08cm" svg:x2="19.685cm" svg:y2="5.08cm">
          <text:p/>
        </draw:lin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adornments="Regular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9T11:42:42.730000000</meta:creation-date>
    <dc:date>2023-12-19T12:15:43.858000000</dc:date>
    <meta:editing-duration>PT10M37S</meta:editing-duration>
    <meta:editing-cycles>2</meta:editing-cycles>
    <meta:generator>LibreOffice/7.3.2.2$Windows_X86_64 LibreOffice_project/49f2b1bff42cfccbd8f788c8dc32c1c309559be0</meta:generator>
    <meta:document-statistic meta:object-count="36"/>
  </office:meta>
</office:document-meta>
</file>